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早める">
            <text:p>早める</text:p>
          </table:table-cell>
          <table:table-cell office:value-type="string" office:value="はやめる">
            <text:p>はやめる</text:p>
          </table:table-cell>
          <table:table-cell office:value-type="string" office:value="move forward (time, schedule etc.), expedite">
            <text:p>move forward (time, schedule etc.), exped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集合時間を30分早めました。">
            <text:p>集合時間を30分早めました。</text:p>
          </table:table-cell>
          <table:table-cell office:value-type="string" office:value="しゅうごう じかん を 30 ぷん はやめました。">
            <text:p>しゅうごう じかん を 30 ぷん はやめました。</text:p>
          </table:table-cell>
          <table:table-cell office:value-type="string" office:value="I pushed forward the meeting 30 minutes.">
            <text:p>I pushed forward the meeting 30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める">
            <text:p>弱める</text:p>
          </table:table-cell>
          <table:table-cell office:value-type="string" office:value="よわめる">
            <text:p>よわめる</text:p>
          </table:table-cell>
          <table:table-cell office:value-type="string" office:value="weaken (something)">
            <text:p>weak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火を弱めてください。">
            <text:p>火を弱めてください。</text:p>
          </table:table-cell>
          <table:table-cell office:value-type="string" office:value="ひ を よわめて ください。">
            <text:p>ひ を よわめて ください。</text:p>
          </table:table-cell>
          <table:table-cell office:value-type="string" office:value="Please turn down the heat.">
            <text:p>Please turn dow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落ち着き">
            <text:p>落ち着き</text:p>
          </table:table-cell>
          <table:table-cell office:value-type="string" office:value="おちつき">
            <text:p>おちつき</text:p>
          </table:table-cell>
          <table:table-cell office:value-type="string" office:value="calm, composure">
            <text:p>calm, compo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は落ち着きが足りません。">
            <text:p>弟は落ち着きが足りません。</text:p>
          </table:table-cell>
          <table:table-cell office:value-type="string" office:value="おとうと は おちつき が たりません。">
            <text:p>おとうと は おちつき が たりません。</text:p>
          </table:table-cell>
          <table:table-cell office:value-type="string" office:value="My little brother lacks composure.">
            <text:p>My little brother lacks compo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油絵">
            <text:p>油絵</text:p>
          </table:table-cell>
          <table:table-cell office:value-type="string" office:value="あぶらえ">
            <text:p>あぶらえ</text:p>
          </table:table-cell>
          <table:table-cell office:value-type="string" office:value="oil painting">
            <text:p>oil pain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趣味で油絵を描いています。">
            <text:p>趣味で油絵を描いています。</text:p>
          </table:table-cell>
          <table:table-cell office:value-type="string" office:value="しゅみ で あぶらえ を かいて います。">
            <text:p>しゅみ で あぶらえ を かいて います。</text:p>
          </table:table-cell>
          <table:table-cell office:value-type="string" office:value="I draw oil paintings as a hobby.">
            <text:p>I draw oil paintings as a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本">
            <text:p>手本</text:p>
          </table:table-cell>
          <table:table-cell office:value-type="string" office:value="てほん">
            <text:p>てほん</text:p>
          </table:table-cell>
          <table:table-cell office:value-type="string" office:value="model, good example">
            <text:p>model, good exam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本を見ながら習字をしました。">
            <text:p>手本を見ながら習字をしました。</text:p>
          </table:table-cell>
          <table:table-cell office:value-type="string" office:value="てほん を みながら しゅうじ を しました。">
            <text:p>てほん を みながら しゅうじ を しました。</text:p>
          </table:table-cell>
          <table:table-cell office:value-type="string" office:value="I practiced calligraphy by looking at the models.">
            <text:p>I practiced calligraphy by looking at the mod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まる">
            <text:p>改まる</text:p>
          </table:table-cell>
          <table:table-cell office:value-type="string" office:value="あらたまる">
            <text:p>あらたまる</text:p>
          </table:table-cell>
          <table:table-cell office:value-type="string" office:value="be renewed, be improved">
            <text:p>be renewed, be improv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号が改まりました。">
            <text:p>年号が改まりました。</text:p>
          </table:table-cell>
          <table:table-cell office:value-type="string" office:value="ねんごう が あらたまりました。">
            <text:p>ねんごう が あらたまりました。</text:p>
          </table:table-cell>
          <table:table-cell office:value-type="string" office:value="The name of the era has been renewed.">
            <text:p>The name of the era has been renew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浜辺">
            <text:p>浜辺</text:p>
          </table:table-cell>
          <table:table-cell office:value-type="string" office:value="はまべ">
            <text:p>はまべ</text:p>
          </table:table-cell>
          <table:table-cell office:value-type="string" office:value="beach, area around the seashore">
            <text:p>beach, area around the sea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浜辺できれいな貝がらを拾いました。">
            <text:p>浜辺できれいな貝がらを拾いました。</text:p>
          </table:table-cell>
          <table:table-cell office:value-type="string" office:value="はまべ で きれいな かいがら を ひろいました。">
            <text:p>はまべ で きれいな かいがら を ひろいました。</text:p>
          </table:table-cell>
          <table:table-cell office:value-type="string" office:value="I picked up a beautiful shell on the beach.">
            <text:p>I picked up a beautiful shell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家出">
            <text:p>家出</text:p>
          </table:table-cell>
          <table:table-cell office:value-type="string" office:value="いえで">
            <text:p>いえで</text:p>
          </table:table-cell>
          <table:table-cell office:value-type="string" office:value="running away from home">
            <text:p>running away from ho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息子が家出したそうよ。">
            <text:p>彼の息子が家出したそうよ。</text:p>
          </table:table-cell>
          <table:table-cell office:value-type="string" office:value="かれ の むすこ が いえで した そう よ。">
            <text:p>かれ の むすこ が いえで した そう よ。</text:p>
          </table:table-cell>
          <table:table-cell office:value-type="string" office:value="I heard that his son ran away from home.">
            <text:p>I heard that his son ran away from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観衆">
            <text:p>観衆</text:p>
          </table:table-cell>
          <table:table-cell office:value-type="string" office:value="かんしゅう">
            <text:p>かんしゅう</text:p>
          </table:table-cell>
          <table:table-cell office:value-type="string" office:value="audience, spectators">
            <text:p>audience, spectat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タジアムは観衆で満員だったよ。">
            <text:p>スタジアムは観衆で満員だったよ。</text:p>
          </table:table-cell>
          <table:table-cell office:value-type="string" office:value="スタジアム は かんしゅう で まんいん だった よ。">
            <text:p>スタジアム は かんしゅう で まんいん だった よ。</text:p>
          </table:table-cell>
          <table:table-cell office:value-type="string" office:value="The stadium was full of spectators.">
            <text:p>The stadium was full of specta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ーパン">
            <text:p>ジーパン</text:p>
          </table:table-cell>
          <table:table-cell office:value-type="string" office:value="ジーパン">
            <text:p>ジーパン</text:p>
          </table:table-cell>
          <table:table-cell office:value-type="string" office:value="jeans">
            <text:p>jea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ジーパンをはいているね。">
            <text:p>彼はいつもジーパンをはいているね。</text:p>
          </table:table-cell>
          <table:table-cell office:value-type="string" office:value="かれ は いつも ジーパン を はいて いる ね。">
            <text:p>かれ は いつも ジーパン を はいて いる ね。</text:p>
          </table:table-cell>
          <table:table-cell office:value-type="string" office:value="He always wears jeans.">
            <text:p>He always wears je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札">
            <text:p>名札</text:p>
          </table:table-cell>
          <table:table-cell office:value-type="string" office:value="なふだ">
            <text:p>なふだ</text:p>
          </table:table-cell>
          <table:table-cell office:value-type="string" office:value="name tag">
            <text:p>name t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徒たちは校内では名札をつけます。">
            <text:p>生徒たちは校内では名札をつけます。</text:p>
          </table:table-cell>
          <table:table-cell office:value-type="string" office:value="せいと たち は こうない で は なふだ を つけます。">
            <text:p>せいと たち は こうない で は なふだ を つけます。</text:p>
          </table:table-cell>
          <table:table-cell office:value-type="string" office:value="Students wear name tags on campus.">
            <text:p>Students wear name tags on camp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防火">
            <text:p>防火</text:p>
          </table:table-cell>
          <table:table-cell office:value-type="string" office:value="ぼうか">
            <text:p>ぼうか</text:p>
          </table:table-cell>
          <table:table-cell office:value-type="string" office:value="fire prevention">
            <text:p>fire prev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で防火訓練がありました。">
            <text:p>学校で防火訓練がありました。</text:p>
          </table:table-cell>
          <table:table-cell office:value-type="string" office:value="がっこう で ぼうか くんれん が ありました。">
            <text:p>がっこう で ぼうか くんれん が ありました。</text:p>
          </table:table-cell>
          <table:table-cell office:value-type="string" office:value="We had a fire drill at school.">
            <text:p>We had a fire drill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産婦人科">
            <text:p>産婦人科</text:p>
          </table:table-cell>
          <table:table-cell office:value-type="string" office:value="さんふじんか">
            <text:p>さんふじんか</text:p>
          </table:table-cell>
          <table:table-cell office:value-type="string" office:value="obstetrics and gynecology department">
            <text:p>obstetrics and gynecology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産婦人科の不足が問題になっているね。">
            <text:p>最近、産婦人科の不足が問題になっているね。</text:p>
          </table:table-cell>
          <table:table-cell office:value-type="string" office:value="さいきん、さんふじんか の ふそく が もんだい に なって いる ね。">
            <text:p>さいきん、さんふじんか の ふそく が もんだい に なって いる ね。</text:p>
          </table:table-cell>
          <table:table-cell office:value-type="string" office:value="A shortage of obstetrics and gynecology specialists has become a problem lately.">
            <text:p>A shortage of obstetrics and gynecology specialists has become a problem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未婚">
            <text:p>未婚</text:p>
          </table:table-cell>
          <table:table-cell office:value-type="string" office:value="みこん">
            <text:p>みこん</text:p>
          </table:table-cell>
          <table:table-cell office:value-type="string" office:value="being unmarried, being single">
            <text:p>being unmarried, being si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まだ未婚です。">
            <text:p>彼はまだ未婚です。</text:p>
          </table:table-cell>
          <table:table-cell office:value-type="string" office:value="かれ は まだ みこん です。">
            <text:p>かれ は まだ みこん です。</text:p>
          </table:table-cell>
          <table:table-cell office:value-type="string" office:value="He's still single.">
            <text:p>He's still si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過労">
            <text:p>過労</text:p>
          </table:table-cell>
          <table:table-cell office:value-type="string" office:value="かろう">
            <text:p>かろう</text:p>
          </table:table-cell>
          <table:table-cell office:value-type="string" office:value="overwork">
            <text:p>overwo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過労のために倒れたの。">
            <text:p>彼は過労のために倒れたの。</text:p>
          </table:table-cell>
          <table:table-cell office:value-type="string" office:value="かれ は かろう の ため に たおれた の。">
            <text:p>かれ は かろう の ため に たおれた の。</text:p>
          </table:table-cell>
          <table:table-cell office:value-type="string" office:value="He collapsed from overwork.">
            <text:p>He collapsed from over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頑丈">
            <text:p>頑丈</text:p>
          </table:table-cell>
          <table:table-cell office:value-type="string" office:value="がんじょう">
            <text:p>がんじょう</text:p>
          </table:table-cell>
          <table:table-cell office:value-type="string" office:value="solid, secure">
            <text:p>solid, secur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錠を頑丈なものに替えました。">
            <text:p>錠を頑丈なものに替えました。</text:p>
          </table:table-cell>
          <table:table-cell office:value-type="string" office:value="じょう を がんじょうな もの に かえました。">
            <text:p>じょう を がんじょうな もの に かえました。</text:p>
          </table:table-cell>
          <table:table-cell office:value-type="string" office:value="I replaced the lock with a more secure one.">
            <text:p>I replaced the lock with a more secure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打ち">
            <text:p>値打ち</text:p>
          </table:table-cell>
          <table:table-cell office:value-type="string" office:value="ねうち">
            <text:p>ねうち</text:p>
          </table:table-cell>
          <table:table-cell office:value-type="string" office:value="(subjective) value, worth">
            <text:p>(subjective) value, wo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絵はとても値打ちがあります。">
            <text:p>この絵はとても値打ちがあります。</text:p>
          </table:table-cell>
          <table:table-cell office:value-type="string" office:value="この え は とても ねうち が あります。">
            <text:p>この え は とても ねうち が あります。</text:p>
          </table:table-cell>
          <table:table-cell office:value-type="string" office:value="This painting is very valuable.">
            <text:p>This painting is very valu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使用人">
            <text:p>使用人</text:p>
          </table:table-cell>
          <table:table-cell office:value-type="string" office:value="しようにん">
            <text:p>しようにん</text:p>
          </table:table-cell>
          <table:table-cell office:value-type="string" office:value="servant">
            <text:p>serv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使用人を首にしたよ。">
            <text:p>彼は使用人を首にしたよ。</text:p>
          </table:table-cell>
          <table:table-cell office:value-type="string" office:value="かれ は しようにん を くび に した よ。">
            <text:p>かれ は しようにん を くび に した よ。</text:p>
          </table:table-cell>
          <table:table-cell office:value-type="string" office:value="He fired the servant.">
            <text:p>He fired the serv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やす">
            <text:p>生やす</text:p>
          </table:table-cell>
          <table:table-cell office:value-type="string" office:value="はやす">
            <text:p>はやす</text:p>
          </table:table-cell>
          <table:table-cell office:value-type="string" office:value="grow (a beard, hair etc.)">
            <text:p>grow (a beard, hair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ヒゲを生やしています。">
            <text:p>彼はヒゲを生やしています。</text:p>
          </table:table-cell>
          <table:table-cell office:value-type="string" office:value="かれ は ヒゲ を はやして います。">
            <text:p>かれ は ヒゲ を はやして います。</text:p>
          </table:table-cell>
          <table:table-cell office:value-type="string" office:value="He's growing a beard.">
            <text:p>He's growing a be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効き目">
            <text:p>効き目</text:p>
          </table:table-cell>
          <table:table-cell office:value-type="string" office:value="ききめ">
            <text:p>ききめ</text:p>
          </table:table-cell>
          <table:table-cell office:value-type="string" office:value="effectiveness, efficacy">
            <text:p>effectiveness, effica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薬の効き目は素晴らしいの。">
            <text:p>この薬の効き目は素晴らしいの。</text:p>
          </table:table-cell>
          <table:table-cell office:value-type="string" office:value="この くすり の ききめ は すばらしい の。">
            <text:p>この くすり の ききめ は すばらしい の。</text:p>
          </table:table-cell>
          <table:table-cell office:value-type="string" office:value="The effectiveness of this medicine is great.">
            <text:p>The effectiveness of this medicine is gr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勇敢">
            <text:p>勇敢</text:p>
          </table:table-cell>
          <table:table-cell office:value-type="string" office:value="ゆうかん">
            <text:p>ゆうかん</text:p>
          </table:table-cell>
          <table:table-cell office:value-type="string" office:value="brave, heroic">
            <text:p>brave, hero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勇敢でした。">
            <text:p>彼女はとても勇敢でした。</text:p>
          </table:table-cell>
          <table:table-cell office:value-type="string" office:value="かのじょ は とても ゆうかん でした。">
            <text:p>かのじょ は とても ゆうかん でした。</text:p>
          </table:table-cell>
          <table:table-cell office:value-type="string" office:value="She was very brave.">
            <text:p>She was very br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洋風">
            <text:p>洋風</text:p>
          </table:table-cell>
          <table:table-cell office:value-type="string" office:value="ようふう">
            <text:p>ようふう</text:p>
          </table:table-cell>
          <table:table-cell office:value-type="string" office:value="Western-like, Western-inspired">
            <text:p>Western-like, Western-inspi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洋風の家に住んでいます。">
            <text:p>私は洋風の家に住んでいます。</text:p>
          </table:table-cell>
          <table:table-cell office:value-type="string" office:value="わたし は ようふう の いえ に すんで います。">
            <text:p>わたし は ようふう の いえ に すんで います。</text:p>
          </table:table-cell>
          <table:table-cell office:value-type="string" office:value="I live in a Western-inspired house.">
            <text:p>I live in a Western-inspired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待ち望む">
            <text:p>待ち望む</text:p>
          </table:table-cell>
          <table:table-cell office:value-type="string" office:value="まちのぞむ">
            <text:p>まちのぞむ</text:p>
          </table:table-cell>
          <table:table-cell office:value-type="string" office:value="look forward to, hope for">
            <text:p>look forward to, hope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国の人々は平和を待ち望んでいるの。">
            <text:p>その国の人々は平和を待ち望んでいるの。</text:p>
          </table:table-cell>
          <table:table-cell office:value-type="string" office:value="その くに の ひとびと は へいわ を まちのぞんで いる の。">
            <text:p>その くに の ひとびと は へいわ を まちのぞんで いる の。</text:p>
          </table:table-cell>
          <table:table-cell office:value-type="string" office:value="The people in that country are hoping for peace.">
            <text:p>The people in that country are hoping for pe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心掛ける">
            <text:p>心掛ける</text:p>
          </table:table-cell>
          <table:table-cell office:value-type="string" office:value="こころがける">
            <text:p>こころがける</text:p>
          </table:table-cell>
          <table:table-cell office:value-type="string" office:value="bear in mind">
            <text:p>bear in mi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安全運転を心掛けてください。">
            <text:p>安全運転を心掛けてください。</text:p>
          </table:table-cell>
          <table:table-cell office:value-type="string" office:value="あんぜん うんてん を こころがけて ください。">
            <text:p>あんぜん うんてん を こころがけて ください。</text:p>
          </table:table-cell>
          <table:table-cell office:value-type="string" office:value="Please remember to drive safely.">
            <text:p>Please remember to drive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聞き取り">
            <text:p>聞き取り</text:p>
          </table:table-cell>
          <table:table-cell office:value-type="string" office:value="ききとり">
            <text:p>ききとり</text:p>
          </table:table-cell>
          <table:table-cell office:value-type="string" office:value="listening comprehension">
            <text:p>listening comprehen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語の聞き取り試験を受けたよ。">
            <text:p>英語の聞き取り試験を受けたよ。</text:p>
          </table:table-cell>
          <table:table-cell office:value-type="string" office:value="えいご の ききとり しけん を うけた よ。">
            <text:p>えいご の ききとり しけん を うけた よ。</text:p>
          </table:table-cell>
          <table:table-cell office:value-type="string" office:value="I took an English listening comprehension exam.">
            <text:p>I took an English listening comprehension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封">
            <text:p>同封</text:p>
          </table:table-cell>
          <table:table-cell office:value-type="string" office:value="どうふう">
            <text:p>どうふう</text:p>
          </table:table-cell>
          <table:table-cell office:value-type="string" office:value="enclosure">
            <text:p>encl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紙に写真が同封されていたよ。">
            <text:p>手紙に写真が同封されていたよ。</text:p>
          </table:table-cell>
          <table:table-cell office:value-type="string" office:value="てがみ に しゃしん が どうふう されて いた よ。">
            <text:p>てがみ に しゃしん が どうふう されて いた よ。</text:p>
          </table:table-cell>
          <table:table-cell office:value-type="string" office:value="A photograph was enclosed with the letter.">
            <text:p>A photograph was enclosed with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身なり">
            <text:p>身なり</text:p>
          </table:table-cell>
          <table:table-cell office:value-type="string" office:value="みなり">
            <text:p>みなり</text:p>
          </table:table-cell>
          <table:table-cell office:value-type="string" office:value="one's appearance, attire">
            <text:p>one's appearance, att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なりのいい人が入ってきた。">
            <text:p>身なりのいい人が入ってきた。</text:p>
          </table:table-cell>
          <table:table-cell office:value-type="string" office:value="みなり の いい ひと が はいって きた。">
            <text:p>みなり の いい ひと が はいって きた。</text:p>
          </table:table-cell>
          <table:table-cell office:value-type="string" office:value="A well-dressed person came in.">
            <text:p>A well-dressed person cam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洗">
            <text:p>水洗</text:p>
          </table:table-cell>
          <table:table-cell office:value-type="string" office:value="すいせん">
            <text:p>すいせん</text:p>
          </table:table-cell>
          <table:table-cell office:value-type="string" office:value="flushing, washing">
            <text:p>flushing, wash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はほとんどのトイレが水洗ですよ。">
            <text:p>今はほとんどのトイレが水洗ですよ。</text:p>
          </table:table-cell>
          <table:table-cell office:value-type="string" office:value="いま は ほとんど の トイレ が すいせん です よ。">
            <text:p>いま は ほとんど の トイレ が すいせん です よ。</text:p>
          </table:table-cell>
          <table:table-cell office:value-type="string" office:value="Most toilets these days flush.">
            <text:p>Most toilets these days fl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鈍感">
            <text:p>鈍感</text:p>
          </table:table-cell>
          <table:table-cell office:value-type="string" office:value="どんかん">
            <text:p>どんかん</text:p>
          </table:table-cell>
          <table:table-cell office:value-type="string" office:value="dull, insensitive">
            <text:p>dull, insen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人は少し鈍感だと思います。">
            <text:p>あの人は少し鈍感だと思います。</text:p>
          </table:table-cell>
          <table:table-cell office:value-type="string" office:value="あの ひと は すこし どんかん だ と おもいます。">
            <text:p>あの ひと は すこし どんかん だ と おもいます。</text:p>
          </table:table-cell>
          <table:table-cell office:value-type="string" office:value="That person is a bit insensitive, I think.">
            <text:p>That person is a bit insensitive, I th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び">
            <text:p>ひび</text:p>
          </table:table-cell>
          <table:table-cell office:value-type="string" office:value="ひび">
            <text:p>ひび</text:p>
          </table:table-cell>
          <table:table-cell office:value-type="string" office:value="crack">
            <text:p>cr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ガラスにひびが入ったよ。">
            <text:p>窓ガラスにひびが入ったよ。</text:p>
          </table:table-cell>
          <table:table-cell office:value-type="string" office:value="まど ガラス に ひび が はいった よ。">
            <text:p>まど ガラス に ひび が はいった よ。</text:p>
          </table:table-cell>
          <table:table-cell office:value-type="string" office:value="We've got a crack in the window glass.">
            <text:p>We've got a crack in the window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冷淡">
            <text:p>冷淡</text:p>
          </table:table-cell>
          <table:table-cell office:value-type="string" office:value="れいたん">
            <text:p>れいたん</text:p>
          </table:table-cell>
          <table:table-cell office:value-type="string" office:value="cold-hearted, indifferent">
            <text:p>cold-hearted, indiffer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彼女に冷淡な態度をとったね。">
            <text:p>彼は彼女に冷淡な態度をとったね。</text:p>
          </table:table-cell>
          <table:table-cell office:value-type="string" office:value="かれ は かのじょ に れいたんな たいど を とった ね。">
            <text:p>かれ は かのじょ に れいたんな たいど を とった ね。</text:p>
          </table:table-cell>
          <table:table-cell office:value-type="string" office:value="He showed an indifferent attitude toward her.">
            <text:p>He showed an indifferent attitude toward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卑しい">
            <text:p>卑しい</text:p>
          </table:table-cell>
          <table:table-cell office:value-type="string" office:value="いやしい">
            <text:p>いやしい</text:p>
          </table:table-cell>
          <table:table-cell office:value-type="string" office:value="greedy, vulgar">
            <text:p>greedy, vulgar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金に卑しいね。">
            <text:p>彼は金に卑しいね。</text:p>
          </table:table-cell>
          <table:table-cell office:value-type="string" office:value="かれ は かね に いやしい ね。">
            <text:p>かれ は かね に いやしい ね。</text:p>
          </table:table-cell>
          <table:table-cell office:value-type="string" office:value="He's greedy for money.">
            <text:p>He's greedy for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ぞ">
            <text:p>さぞ</text:p>
          </table:table-cell>
          <table:table-cell office:value-type="string" office:value="さぞ">
            <text:p>さぞ</text:p>
          </table:table-cell>
          <table:table-cell office:value-type="string" office:value="no doubt, must">
            <text:p>no doubt, mu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れはさぞがっかりしたことでしょう。">
            <text:p>それはさぞがっかりしたことでしょう。</text:p>
          </table:table-cell>
          <table:table-cell office:value-type="string" office:value="それ は さぞ がっかり した こと でしょう。">
            <text:p>それ は さぞ がっかり した こと でしょう。</text:p>
          </table:table-cell>
          <table:table-cell office:value-type="string" office:value="That must have been disappointing.">
            <text:p>That must have been disappoin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学">
            <text:p>休学</text:p>
          </table:table-cell>
          <table:table-cell office:value-type="string" office:value="きゅうがく">
            <text:p>きゅうがく</text:p>
          </table:table-cell>
          <table:table-cell office:value-type="string" office:value="leave of absence from school">
            <text:p>leave of absence from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年休学することにしました。">
            <text:p>1年休学することにしました。</text:p>
          </table:table-cell>
          <table:table-cell office:value-type="string" office:value="1 ねん きゅうがく する こと に しました。">
            <text:p>1 ねん きゅうがく する こと に しました。</text:p>
          </table:table-cell>
          <table:table-cell office:value-type="string" office:value="I decided to take a one-year leave from school.">
            <text:p>I decided to take a one-year leave from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始発">
            <text:p>始発</text:p>
          </table:table-cell>
          <table:table-cell office:value-type="string" office:value="しはつ">
            <text:p>しはつ</text:p>
          </table:table-cell>
          <table:table-cell office:value-type="string" office:value="first departure">
            <text:p>first depar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始発の電車に乗りました。">
            <text:p>始発の電車に乗りました。</text:p>
          </table:table-cell>
          <table:table-cell office:value-type="string" office:value="しはつ の でんしゃ に のりました。">
            <text:p>しはつ の でんしゃ に のりました。</text:p>
          </table:table-cell>
          <table:table-cell office:value-type="string" office:value="I took the first train.">
            <text:p>I took the first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たい">
            <text:p>平たい</text:p>
          </table:table-cell>
          <table:table-cell office:value-type="string" office:value="ひらたい">
            <text:p>ひらたい</text:p>
          </table:table-cell>
          <table:table-cell office:value-type="string" office:value="flat and thin">
            <text:p>flat and thin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平たいお皿を一枚取って。">
            <text:p>平たいお皿を一枚取って。</text:p>
          </table:table-cell>
          <table:table-cell office:value-type="string" office:value="ひらたい おさら を いち まい とって。">
            <text:p>ひらたい おさら を いち まい とって。</text:p>
          </table:table-cell>
          <table:table-cell office:value-type="string" office:value="Can you hand me a flat and thin plate?">
            <text:p>Can you hand me a flat and thin plat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封">
            <text:p>封</text:p>
          </table:table-cell>
          <table:table-cell office:value-type="string" office:value="ふう">
            <text:p>ふう</text:p>
          </table:table-cell>
          <table:table-cell office:value-type="string" office:value="seal, sealing">
            <text:p>seal, sea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紙に封をしたよ。">
            <text:p>手紙に封をしたよ。</text:p>
          </table:table-cell>
          <table:table-cell office:value-type="string" office:value="てがみ に ふう を した よ。">
            <text:p>てがみ に ふう を した よ。</text:p>
          </table:table-cell>
          <table:table-cell office:value-type="string" office:value="I sealed the letter.">
            <text:p>I sealed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徐行">
            <text:p>徐行</text:p>
          </table:table-cell>
          <table:table-cell office:value-type="string" office:value="じょこう">
            <text:p>じょこう</text:p>
          </table:table-cell>
          <table:table-cell office:value-type="string" office:value="driving slowly">
            <text:p>driving slowl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先は徐行してください。">
            <text:p>この先は徐行してください。</text:p>
          </table:table-cell>
          <table:table-cell office:value-type="string" office:value="この さき は じょこう して ください 。">
            <text:p>この さき は じょこう して ください 。</text:p>
          </table:table-cell>
          <table:table-cell office:value-type="string" office:value="Please drive slowly ahead.">
            <text:p>Please drive slowly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災">
            <text:p>天災</text:p>
          </table:table-cell>
          <table:table-cell office:value-type="string" office:value="てんさい">
            <text:p>てんさい</text:p>
          </table:table-cell>
          <table:table-cell office:value-type="string" office:value="natural disaster">
            <text:p>natural 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災を防ぐことはできません。">
            <text:p>天災を防ぐことはできません。</text:p>
          </table:table-cell>
          <table:table-cell office:value-type="string" office:value="てんさい を ふせぐ こと は できません。">
            <text:p>てんさい を ふせぐ こと は できません。</text:p>
          </table:table-cell>
          <table:table-cell office:value-type="string" office:value="Natural disasters cannot be prevented.">
            <text:p>Natural disasters cannot be preve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臭い">
            <text:p>生臭い</text:p>
          </table:table-cell>
          <table:table-cell office:value-type="string" office:value="なまぐさい">
            <text:p>なまぐさい</text:p>
          </table:table-cell>
          <table:table-cell office:value-type="string" office:value="smelling fishy">
            <text:p>smelling fish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まな板が生臭いです。">
            <text:p>まな板が生臭いです。</text:p>
          </table:table-cell>
          <table:table-cell office:value-type="string" office:value="まないた が なまぐさい です。">
            <text:p>まないた が なまぐさい です。</text:p>
          </table:table-cell>
          <table:table-cell office:value-type="string" office:value="The chopping board smells fishy.">
            <text:p>The chopping board smells fis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慣らす">
            <text:p>慣らす</text:p>
          </table:table-cell>
          <table:table-cell office:value-type="string" office:value="ならす">
            <text:p>ならす</text:p>
          </table:table-cell>
          <table:table-cell office:value-type="string" office:value="accustom (oneself or someone) to">
            <text:p>accustom (oneself or someone)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の温度に体を慣らしてから、潜ったほうがいいぞ。">
            <text:p>水の温度に体を慣らしてから、潜ったほうがいいぞ。</text:p>
          </table:table-cell>
          <table:table-cell office:value-type="string" office:value="みず の おんど に からだ を ならして から、もぐった ほう が いい ぞ。">
            <text:p>みず の おんど に からだ を ならして から、もぐった ほう が いい ぞ。</text:p>
          </table:table-cell>
          <table:table-cell office:value-type="string" office:value="You should get used to the water temperature first before you dive in.">
            <text:p>You should get used to the water temperature first before you div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膨れる">
            <text:p>膨れる</text:p>
          </table:table-cell>
          <table:table-cell office:value-type="string" office:value="ふくれる">
            <text:p>ふくれる</text:p>
          </table:table-cell>
          <table:table-cell office:value-type="string" office:value="expand, grow big">
            <text:p>expand, grow bi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腹が膨れたら眠くなった。">
            <text:p>お腹が膨れたら眠くなった。</text:p>
          </table:table-cell>
          <table:table-cell office:value-type="string" office:value="おなか が ふくれたら ねむく なった。">
            <text:p>おなか が ふくれたら ねむく なった。</text:p>
          </table:table-cell>
          <table:table-cell office:value-type="string" office:value="Now that I'm full, I'm sleepy.">
            <text:p>Now that I'm full, I'm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軽率">
            <text:p>軽率</text:p>
          </table:table-cell>
          <table:table-cell office:value-type="string" office:value="けいそつ">
            <text:p>けいそつ</text:p>
          </table:table-cell>
          <table:table-cell office:value-type="string" office:value="careless, thoughtless">
            <text:p>careless, thought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軽率な発言はしないよう、気をつけなさい。">
            <text:p>軽率な発言はしないよう、気をつけなさい。</text:p>
          </table:table-cell>
          <table:table-cell office:value-type="string" office:value="けいそつな はつげん は しない よう、きをつけなさい。">
            <text:p>けいそつな はつげん は しない よう、きをつけなさい。</text:p>
          </table:table-cell>
          <table:table-cell office:value-type="string" office:value="Be careful not to make any thoughtless comments.">
            <text:p>Be careful not to make any thoughtless com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私用">
            <text:p>私用</text:p>
          </table:table-cell>
          <table:table-cell office:value-type="string" office:value="しよう">
            <text:p>しよう</text:p>
          </table:table-cell>
          <table:table-cell office:value-type="string" office:value="personal business">
            <text:p>personal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用で出かけなければなりません。">
            <text:p>私用で出かけなければなりません。</text:p>
          </table:table-cell>
          <table:table-cell office:value-type="string" office:value="しよう で でかけ なければ なりません。">
            <text:p>しよう で でかけ なければ なりません。</text:p>
          </table:table-cell>
          <table:table-cell office:value-type="string" office:value="I have to go out to take care of personal business.">
            <text:p>I have to go out to take care of personal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やか">
            <text:p>和やか</text:p>
          </table:table-cell>
          <table:table-cell office:value-type="string" office:value="なごやか">
            <text:p>なごやか</text:p>
          </table:table-cell>
          <table:table-cell office:value-type="string" office:value="peaceful, friendly">
            <text:p>peaceful, friend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和やかに食事をした。">
            <text:p>彼らは和やかに食事をした。</text:p>
          </table:table-cell>
          <table:table-cell office:value-type="string" office:value="かれら は なごやか に しょくじ を した。">
            <text:p>かれら は なごやか に しょくじ を した。</text:p>
          </table:table-cell>
          <table:table-cell office:value-type="string" office:value="They ate in a peaceful mood.">
            <text:p>They ate in a peaceful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雨天">
            <text:p>雨天</text:p>
          </table:table-cell>
          <table:table-cell office:value-type="string" office:value="うてん">
            <text:p>うてん</text:p>
          </table:table-cell>
          <table:table-cell office:value-type="string" office:value="rainy weather">
            <text:p>rainy 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合は雨天中止です。">
            <text:p>試合は雨天中止です。</text:p>
          </table:table-cell>
          <table:table-cell office:value-type="string" office:value="しあい は うてん ちゅうし です。">
            <text:p>しあい は うてん ちゅうし です。</text:p>
          </table:table-cell>
          <table:table-cell office:value-type="string" office:value="The game will be cancelled in case of rain.">
            <text:p>The game will be cancelled in case of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駆け足">
            <text:p>駆け足</text:p>
          </table:table-cell>
          <table:table-cell office:value-type="string" office:value="かけあし">
            <text:p>かけあし</text:p>
          </table:table-cell>
          <table:table-cell office:value-type="string" office:value="gallop, run">
            <text:p>gallop, ru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駅まで駆け足で行ったよ。">
            <text:p>駅まで駆け足で行ったよ。</text:p>
          </table:table-cell>
          <table:table-cell office:value-type="string" office:value="えき まで かけあし で いった よ。">
            <text:p>えき まで かけあし で いった よ。</text:p>
          </table:table-cell>
          <table:table-cell office:value-type="string" office:value="I went to the station at a run.">
            <text:p>I went to the station at a r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ンニング">
            <text:p>カンニング</text:p>
          </table:table-cell>
          <table:table-cell office:value-type="string" office:value="カンニング">
            <text:p>カンニング</text:p>
          </table:table-cell>
          <table:table-cell office:value-type="string" office:value="cheating">
            <text:p>chea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カンニングをした人は0点です。">
            <text:p>カンニングをした人は0点です。</text:p>
          </table:table-cell>
          <table:table-cell office:value-type="string" office:value="カンニング を した ひと は 0 てん です。">
            <text:p>カンニング を した ひと は 0 てん です。</text:p>
          </table:table-cell>
          <table:table-cell office:value-type="string" office:value="Those who cheat on the exam will receive zero.">
            <text:p>Those who cheat on the exam will receive z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賀">
            <text:p>年賀</text:p>
          </table:table-cell>
          <table:table-cell office:value-type="string" office:value="ねんが">
            <text:p>ねんが</text:p>
          </table:table-cell>
          <table:table-cell office:value-type="string" office:value="New Year's celebration, New Year's gift">
            <text:p>New Year's celebration, New Year's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賀葉書が売り出されたね。">
            <text:p>年賀葉書が売り出されたね。</text:p>
          </table:table-cell>
          <table:table-cell office:value-type="string" office:value="ねんが はがき が うりだされた ね。">
            <text:p>ねんが はがき が うりだされた ね。</text:p>
          </table:table-cell>
          <table:table-cell office:value-type="string" office:value="New Year's greeting cards are now on sale.">
            <text:p>New Year's greeting cards are now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晴らし">
            <text:p>見晴らし</text:p>
          </table:table-cell>
          <table:table-cell office:value-type="string" office:value="みはらし">
            <text:p>みはらし</text:p>
          </table:table-cell>
          <table:table-cell office:value-type="string" office:value="view, outlook">
            <text:p>view, outl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ベランダは見晴らしがいい。">
            <text:p>このベランダは見晴らしがいい。</text:p>
          </table:table-cell>
          <table:table-cell office:value-type="string" office:value="この ベランダ は みはらし が いい。">
            <text:p>この ベランダ は みはらし が いい。</text:p>
          </table:table-cell>
          <table:table-cell office:value-type="string" office:value="We have a good view from this veranda.">
            <text:p>We have a good view from this verand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身振り">
            <text:p>身振り</text:p>
          </table:table-cell>
          <table:table-cell office:value-type="string" office:value="みぶり">
            <text:p>みぶり</text:p>
          </table:table-cell>
          <table:table-cell office:value-type="string" office:value="gesture">
            <text:p>ges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身振りを交えて説明してくれたの。">
            <text:p>彼は身振りを交えて説明してくれたの。</text:p>
          </table:table-cell>
          <table:table-cell office:value-type="string" office:value="かれ は みぶり を まじえて せつめい して くれた の。">
            <text:p>かれ は みぶり を まじえて せつめい して くれた の。</text:p>
          </table:table-cell>
          <table:table-cell office:value-type="string" office:value="He explained it to me with gestures.">
            <text:p>He explained it to me with ges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差す">
            <text:p>指差す</text:p>
          </table:table-cell>
          <table:table-cell office:value-type="string" office:value="ゆびさす">
            <text:p>ゆびさす</text:p>
          </table:table-cell>
          <table:table-cell office:value-type="string" office:value="point to">
            <text:p>point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が彼の指差す方を見たんだ。">
            <text:p>みんなが彼の指差す方を見たんだ。</text:p>
          </table:table-cell>
          <table:table-cell office:value-type="string" office:value="みんな が かれ の ゆびさす ほう を みた ん だ。">
            <text:p>みんな が かれ の ゆびさす ほう を みた ん だ。</text:p>
          </table:table-cell>
          <table:table-cell office:value-type="string" office:value="Everyone looked in the direction he pointed.">
            <text:p>Everyone looked in the direction he poi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襟">
            <text:p>襟</text:p>
          </table:table-cell>
          <table:table-cell office:value-type="string" office:value="えり">
            <text:p>えり</text:p>
          </table:table-cell>
          <table:table-cell office:value-type="string" office:value="collar">
            <text:p>col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襟の大きいコートを買いました。">
            <text:p>襟の大きいコートを買いました。</text:p>
          </table:table-cell>
          <table:table-cell office:value-type="string" office:value="えり の おおきい コート を かいました。">
            <text:p>えり の おおきい コート を かいました。</text:p>
          </table:table-cell>
          <table:table-cell office:value-type="string" office:value="I bought a coat with a large collar.">
            <text:p>I bought a coat with a large col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治まる">
            <text:p>治まる</text:p>
          </table:table-cell>
          <table:table-cell office:value-type="string" office:value="おさまる">
            <text:p>おさまる</text:p>
          </table:table-cell>
          <table:table-cell office:value-type="string" office:value="quiet down, subside">
            <text:p>quiet down, subsi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咳が少し治まりました。">
            <text:p>咳が少し治まりました。</text:p>
          </table:table-cell>
          <table:table-cell office:value-type="string" office:value="せき が すこし おさまりました。">
            <text:p>せき が すこし おさまりました。</text:p>
          </table:table-cell>
          <table:table-cell office:value-type="string" office:value="My cough has subsided a little bit.">
            <text:p>My cough has subsided a little b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恋する">
            <text:p>恋する</text:p>
          </table:table-cell>
          <table:table-cell office:value-type="string" office:value="こいする">
            <text:p>こいする</text:p>
          </table:table-cell>
          <table:table-cell office:value-type="string" office:value="have feelings (for), fall in love">
            <text:p>have feelings (for), fall in lo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恋する気持ちを歌にしました。">
            <text:p>恋する気持ちを歌にしました。</text:p>
          </table:table-cell>
          <table:table-cell office:value-type="string" office:value="こいする きもち を うた に しました。">
            <text:p>こいする きもち を うた に しました。</text:p>
          </table:table-cell>
          <table:table-cell office:value-type="string" office:value="I expressed my feelings of love in my song.">
            <text:p>I expressed my feelings of love in my s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裂ける">
            <text:p>裂ける</text:p>
          </table:table-cell>
          <table:table-cell office:value-type="string" office:value="さける">
            <text:p>さける</text:p>
          </table:table-cell>
          <table:table-cell office:value-type="string" office:value="rip, tear">
            <text:p>rip, t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釘に引っかけて袖が裂けてしまったな。">
            <text:p>釘に引っかけて袖が裂けてしまったな。</text:p>
          </table:table-cell>
          <table:table-cell office:value-type="string" office:value="くぎ に ひっかけて そで が さけて しまった な。">
            <text:p>くぎ に ひっかけて そで が さけて しまった な。</text:p>
          </table:table-cell>
          <table:table-cell office:value-type="string" office:value="My sleeve got caught on the nail and ripped.">
            <text:p>My sleeve got caught on the nail and ri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沈める">
            <text:p>沈める</text:p>
          </table:table-cell>
          <table:table-cell office:value-type="string" office:value="しずめる">
            <text:p>しずめる</text:p>
          </table:table-cell>
          <table:table-cell office:value-type="string" office:value="sink (something)">
            <text:p>sin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ソファーに体を沈めた。">
            <text:p>彼女はソファーに体を沈めた。</text:p>
          </table:table-cell>
          <table:table-cell office:value-type="string" office:value="かのじょ は ソファー に からだ を しずめた。">
            <text:p>かのじょ は ソファー に からだ を しずめた。</text:p>
          </table:table-cell>
          <table:table-cell office:value-type="string" office:value="She sank down into the sofa.">
            <text:p>She sank down into the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次ぐ">
            <text:p>取り次ぐ</text:p>
          </table:table-cell>
          <table:table-cell office:value-type="string" office:value="とりつぐ">
            <text:p>とりつぐ</text:p>
          </table:table-cell>
          <table:table-cell office:value-type="string" office:value="transfer a call">
            <text:p>transfer a ca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があったら取り次いでください。">
            <text:p>電話があったら取り次いでください。</text:p>
          </table:table-cell>
          <table:table-cell office:value-type="string" office:value="でんわ が あったら とりついで ください。">
            <text:p>でんわ が あったら とりついで ください。</text:p>
          </table:table-cell>
          <table:table-cell office:value-type="string" office:value="When you get a call, please transfer it to me.">
            <text:p>When you get a call, please transfer it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顔つき">
            <text:p>顔つき</text:p>
          </table:table-cell>
          <table:table-cell office:value-type="string" office:value="かおつき">
            <text:p>かおつき</text:p>
          </table:table-cell>
          <table:table-cell office:value-type="string" office:value="facial expression, countenance">
            <text:p>facial expression, counte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恐い顔つきで話したの。">
            <text:p>彼は恐い顔つきで話したの。</text:p>
          </table:table-cell>
          <table:table-cell office:value-type="string" office:value="かれ は こわい かおつき で はなした の。">
            <text:p>かれ は こわい かおつき で はなした の。</text:p>
          </table:table-cell>
          <table:table-cell office:value-type="string" office:value="He spoke with a scary look on his face.">
            <text:p>He spoke with a scary look o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借り">
            <text:p>借り</text:p>
          </table:table-cell>
          <table:table-cell office:value-type="string" office:value="かり">
            <text:p>かり</text:p>
          </table:table-cell>
          <table:table-cell office:value-type="string" office:value="debt, to owe someone something">
            <text:p>debt, to owe someone some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借りは必ず返します。">
            <text:p>この借りは必ず返します。</text:p>
          </table:table-cell>
          <table:table-cell office:value-type="string" office:value="この かり は かならず かえします。">
            <text:p>この かり は かならず かえします。</text:p>
          </table:table-cell>
          <table:table-cell office:value-type="string" office:value="I will definitely pay you back.">
            <text:p>I will definitely pay you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耳鼻科">
            <text:p>耳鼻科</text:p>
          </table:table-cell>
          <table:table-cell office:value-type="string" office:value="じびか">
            <text:p>じびか</text:p>
          </table:table-cell>
          <table:table-cell office:value-type="string" office:value="otorhinology, ENT">
            <text:p>otorhinology, 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耳鼻科にかかっています。">
            <text:p>今、耳鼻科にかかっています。</text:p>
          </table:table-cell>
          <table:table-cell office:value-type="string" office:value="いま、じび か に かかって います。">
            <text:p>いま、じび か に かかって います。</text:p>
          </table:table-cell>
          <table:table-cell office:value-type="string" office:value="I'm seeing an ENT doctor now.">
            <text:p>I'm seeing an ENT doct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成年">
            <text:p>成年</text:p>
          </table:table-cell>
          <table:table-cell office:value-type="string" office:value="せいねん">
            <text:p>せいねん</text:p>
          </table:table-cell>
          <table:table-cell office:value-type="string" office:value="age of maturity, adulthood">
            <text:p>age of maturity, adulth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成年になると独立した戸籍を作れます。">
            <text:p>成年になると独立した戸籍を作れます。</text:p>
          </table:table-cell>
          <table:table-cell office:value-type="string" office:value="せいねん に なる と どくりつ した こせき を つくれます。">
            <text:p>せいねん に なる と どくりつ した こせき を つくれます。</text:p>
          </table:table-cell>
          <table:table-cell office:value-type="string" office:value="You can make your own family register once you become an adult.">
            <text:p>You can make your own family register once you become an ad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概">
            <text:p>大概</text:p>
          </table:table-cell>
          <table:table-cell office:value-type="string" office:value="たいがい">
            <text:p>たいがい</text:p>
          </table:table-cell>
          <table:table-cell office:value-type="string" office:value="mainly, mostly">
            <text:p>mainly, mos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概、風邪は寝ていれば治ります。">
            <text:p>大概、風邪は寝ていれば治ります。</text:p>
          </table:table-cell>
          <table:table-cell office:value-type="string" office:value="たいがい、かぜ は ねて いれ ば なおります。">
            <text:p>たいがい、かぜ は ねて いれ ば なおります。</text:p>
          </table:table-cell>
          <table:table-cell office:value-type="string" office:value="In many cases, cold symptoms subside if you stay in bed.">
            <text:p>In many cases, cold symptoms subside if you stay in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立て替える">
            <text:p>立て替える</text:p>
          </table:table-cell>
          <table:table-cell office:value-type="string" office:value="たてかえる">
            <text:p>たてかえる</text:p>
          </table:table-cell>
          <table:table-cell office:value-type="string" office:value="pay for others (for the time being)">
            <text:p>pay for others (for the time be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金がないなら私が立て替えておきます。">
            <text:p>お金がないなら私が立て替えておきます。</text:p>
          </table:table-cell>
          <table:table-cell office:value-type="string" office:value="おかね が ない なら わたし が たてかえて おきます。">
            <text:p>おかね が ない なら わたし が たてかえて おきます。</text:p>
          </table:table-cell>
          <table:table-cell office:value-type="string" office:value="If you don't have any money, I'll pay for you for the time being.">
            <text:p>If you don't have any money, I'll pay for you for the time be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例え">
            <text:p>例え</text:p>
          </table:table-cell>
          <table:table-cell office:value-type="string" office:value="たとえ">
            <text:p>たとえ</text:p>
          </table:table-cell>
          <table:table-cell office:value-type="string" office:value="example, metaphor">
            <text:p>example, metaph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えを挙げると話が分かり易くなる。">
            <text:p>例えを挙げると話が分かり易くなる。</text:p>
          </table:table-cell>
          <table:table-cell office:value-type="string" office:value="たとえ を あげる と はなし が わかり やすく なる。">
            <text:p>たとえ を あげる と はなし が わかり やすく なる。</text:p>
          </table:table-cell>
          <table:table-cell office:value-type="string" office:value="It will be easier to understand if you give us an example.">
            <text:p>It will be easier to understand if you give us an exa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冷やかす">
            <text:p>冷やかす</text:p>
          </table:table-cell>
          <table:table-cell office:value-type="string" office:value="ひやかす">
            <text:p>ひやかす</text:p>
          </table:table-cell>
          <table:table-cell office:value-type="string" office:value="tease, jeer">
            <text:p>tease, je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達はそのカップルを冷やかしたんだ。">
            <text:p>友達はそのカップルを冷やかしたんだ。</text:p>
          </table:table-cell>
          <table:table-cell office:value-type="string" office:value="ともだち は その カップル を ひやかした ん だ。">
            <text:p>ともだち は その カップル を ひやかした ん だ。</text:p>
          </table:table-cell>
          <table:table-cell office:value-type="string" office:value="My friend teased the couple.">
            <text:p>My friend teased the cou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眼">
            <text:p>近眼</text:p>
          </table:table-cell>
          <table:table-cell office:value-type="string" office:value="きんがん">
            <text:p>きんがん</text:p>
          </table:table-cell>
          <table:table-cell office:value-type="string" office:value="near-sightedness (colloquial)">
            <text:p>near-sightedness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近眼です。">
            <text:p>彼女は近眼です。</text:p>
          </table:table-cell>
          <table:table-cell office:value-type="string" office:value="かのじょ は きんがん です。">
            <text:p>かのじょ は きんがん です。</text:p>
          </table:table-cell>
          <table:table-cell office:value-type="string" office:value="She is nearsighted.">
            <text:p>She is nearsigh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調べ">
            <text:p>下調べ</text:p>
          </table:table-cell>
          <table:table-cell office:value-type="string" office:value="したしらべ">
            <text:p>したしらべ</text:p>
          </table:table-cell>
          <table:table-cell office:value-type="string" office:value="preliminary research">
            <text:p>preliminary re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ず第一に、しっかり下調べをしなさい。">
            <text:p>まず第一に、しっかり下調べをしなさい。</text:p>
          </table:table-cell>
          <table:table-cell office:value-type="string" office:value="まず だいいち に、しっかり したしらべ を しなさい。">
            <text:p>まず だいいち に、しっかり したしらべ を しなさい。</text:p>
          </table:table-cell>
          <table:table-cell office:value-type="string" office:value="First of all, make sure to do thorough preliminary research.">
            <text:p>First of all, make sure to do thorough preliminary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姓名">
            <text:p>姓名</text:p>
          </table:table-cell>
          <table:table-cell office:value-type="string" office:value="せいめい">
            <text:p>せいめい</text:p>
          </table:table-cell>
          <table:table-cell office:value-type="string" office:value="full name">
            <text:p>full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姓名を教えてください。">
            <text:p>あなたの姓名を教えてください。</text:p>
          </table:table-cell>
          <table:table-cell office:value-type="string" office:value="あなた の せいめい を おしえて ください。">
            <text:p>あなた の せいめい を おしえて ください。</text:p>
          </table:table-cell>
          <table:table-cell office:value-type="string" office:value="Please tell me your full name.">
            <text:p>Please tell me your full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数">
            <text:p>手数</text:p>
          </table:table-cell>
          <table:table-cell office:value-type="string" office:value="てすう">
            <text:p>てすう</text:p>
          </table:table-cell>
          <table:table-cell office:value-type="string" office:value="trouble, bother">
            <text:p>trouble, b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手数ですがよろしくお願いします。">
            <text:p>お手数ですがよろしくお願いします。</text:p>
          </table:table-cell>
          <table:table-cell office:value-type="string" office:value="おてすう です が よろしく おねがい します。">
            <text:p>おてすう です が よろしく おねがい します。</text:p>
          </table:table-cell>
          <table:table-cell office:value-type="string" office:value="Sorry to bother you, but please take care of it.">
            <text:p>Sorry to bother you, but please take care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遅らせる">
            <text:p>遅らせる</text:p>
          </table:table-cell>
          <table:table-cell office:value-type="string" office:value="おくらせる">
            <text:p>おくらせる</text:p>
          </table:table-cell>
          <table:table-cell office:value-type="string" office:value="delay (something)">
            <text:p>delay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出発を1日遅らせたの。">
            <text:p>私たちは出発を1日遅らせたの。</text:p>
          </table:table-cell>
          <table:table-cell office:value-type="string" office:value="わたし たち は しゅっぱつ を 1 にち おくらせた の。">
            <text:p>わたし たち は しゅっぱつ を 1 にち おくらせた の。</text:p>
          </table:table-cell>
          <table:table-cell office:value-type="string" office:value="We delayed our departure by one day.">
            <text:p>We delayed our departure by o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き回す">
            <text:p>かき回す</text:p>
          </table:table-cell>
          <table:table-cell office:value-type="string" office:value="かきまわす">
            <text:p>かきまわす</text:p>
          </table:table-cell>
          <table:table-cell office:value-type="string" office:value="stir up">
            <text:p>stir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鍋のシチューをかき回しているよ。">
            <text:p>母は鍋のシチューをかき回しているよ。</text:p>
          </table:table-cell>
          <table:table-cell office:value-type="string" office:value="はは は なべ の シチュー を かきまわして いる よ。">
            <text:p>はは は なべ の シチュー を かきまわして いる よ。</text:p>
          </table:table-cell>
          <table:table-cell office:value-type="string" office:value="My mother is stirring the stew in the pan.">
            <text:p>My mother is stirring the stew in the 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謝">
            <text:p>月謝</text:p>
          </table:table-cell>
          <table:table-cell office:value-type="string" office:value="げっしゃ">
            <text:p>げっしゃ</text:p>
          </table:table-cell>
          <table:table-cell office:value-type="string" office:value="monthly fee">
            <text:p>monthly f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月謝を渡しましたか。">
            <text:p>先生に月謝を渡しましたか。</text:p>
          </table:table-cell>
          <table:table-cell office:value-type="string" office:value="せんせい に げっしゃ を わたしました か。">
            <text:p>せんせい に げっしゃ を わたしました か。</text:p>
          </table:table-cell>
          <table:table-cell office:value-type="string" office:value="Did you give the monthly fee to the teacher?">
            <text:p>Did you give the monthly fee to the teac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度忘れ">
            <text:p>度忘れ</text:p>
          </table:table-cell>
          <table:table-cell office:value-type="string" office:value="どわすれ">
            <text:p>どわすれ</text:p>
          </table:table-cell>
          <table:table-cell office:value-type="string" office:value="slipping from one's memory">
            <text:p>slipping from one's memo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名前を度忘れしたぞ。">
            <text:p>彼の名前を度忘れしたぞ。</text:p>
          </table:table-cell>
          <table:table-cell office:value-type="string" office:value="かれ の なまえ を どわすれ した ぞ。">
            <text:p>かれ の なまえ を どわすれ した ぞ。</text:p>
          </table:table-cell>
          <table:table-cell office:value-type="string" office:value="His name has completely slipped from my memory.">
            <text:p>His name has completely slipped from my mem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漏る">
            <text:p>漏る</text:p>
          </table:table-cell>
          <table:table-cell office:value-type="string" office:value="もる">
            <text:p>もる</text:p>
          </table:table-cell>
          <table:table-cell office:value-type="string" office:value="leak">
            <text:p>lea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天井から雨が漏るの。">
            <text:p>天井から雨が漏るの。</text:p>
          </table:table-cell>
          <table:table-cell office:value-type="string" office:value="てんじょう から あめ が もる の。">
            <text:p>てんじょう から あめ が もる の。</text:p>
          </table:table-cell>
          <table:table-cell office:value-type="string" office:value="Rain is leaking from the ceiling.">
            <text:p>Rain is leaking from the cei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憧れ">
            <text:p>憧れ</text:p>
          </table:table-cell>
          <table:table-cell office:value-type="string" office:value="あこがれ">
            <text:p>あこがれ</text:p>
          </table:table-cell>
          <table:table-cell office:value-type="string" office:value="yearning, longing">
            <text:p>yearning, long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外に住むのは私の憧れです。">
            <text:p>海外に住むのは私の憧れです。</text:p>
          </table:table-cell>
          <table:table-cell office:value-type="string" office:value="かいがい に すむ の は わたし の あこがれ です。">
            <text:p>かいがい に すむ の は わたし の あこがれ です。</text:p>
          </table:table-cell>
          <table:table-cell office:value-type="string" office:value="It would be a dream come true to live abroad.">
            <text:p>It would be a dream come true to liv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雨具">
            <text:p>雨具</text:p>
          </table:table-cell>
          <table:table-cell office:value-type="string" office:value="あまぐ">
            <text:p>あまぐ</text:p>
          </table:table-cell>
          <table:table-cell office:value-type="string" office:value="rainwear">
            <text:p>rain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具の用意を忘れないように。">
            <text:p>雨具の用意を忘れないように。</text:p>
          </table:table-cell>
          <table:table-cell office:value-type="string" office:value="あまぐ の ようい を わすれない ように。">
            <text:p>あまぐ の ようい を わすれない ように。</text:p>
          </table:table-cell>
          <table:table-cell office:value-type="string" office:value="Don't forget to prepare your rainwear.">
            <text:p>Don't forget to prepare your rainw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臆病">
            <text:p>臆病</text:p>
          </table:table-cell>
          <table:table-cell office:value-type="string" office:value="おくびょう">
            <text:p>おくびょう</text:p>
          </table:table-cell>
          <table:table-cell office:value-type="string" office:value="cowardly, timid">
            <text:p>cowardly, tim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弟は小さい頃は臆病だったんだ。">
            <text:p>弟は小さい頃は臆病だったんだ。</text:p>
          </table:table-cell>
          <table:table-cell office:value-type="string" office:value="おとうと は ちいさい ころ は おくびょう だった ん だ。">
            <text:p>おとうと は ちいさい ころ は おくびょう だった ん だ。</text:p>
          </table:table-cell>
          <table:table-cell office:value-type="string" office:value="My younger brother used to be cowardly when he was little.">
            <text:p>My younger brother used to be cowardly when he was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微か">
            <text:p>微か</text:p>
          </table:table-cell>
          <table:table-cell office:value-type="string" office:value="かすか">
            <text:p>かすか</text:p>
          </table:table-cell>
          <table:table-cell office:value-type="string" office:value="faint, dim">
            <text:p>faint, di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階下から微かな音が聞こえた。">
            <text:p>階下から微かな音が聞こえた。</text:p>
          </table:table-cell>
          <table:table-cell office:value-type="string" office:value="かいか から かすかな おと が きこえた。">
            <text:p>かいか から かすかな おと が きこえた。</text:p>
          </table:table-cell>
          <table:table-cell office:value-type="string" office:value="I heard a faint sound from downstairs.">
            <text:p>I heard a faint sound from downst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傷つく">
            <text:p>傷つく</text:p>
          </table:table-cell>
          <table:table-cell office:value-type="string" office:value="きずつく">
            <text:p>きずつく</text:p>
          </table:table-cell>
          <table:table-cell office:value-type="string" office:value="get hurt">
            <text:p>get hu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女の言葉に傷つきました。">
            <text:p>私は彼女の言葉に傷つきました。</text:p>
          </table:table-cell>
          <table:table-cell office:value-type="string" office:value="わたし は かのじょ の ことば に きずつきました。">
            <text:p>わたし は かのじょ の ことば に きずつきました。</text:p>
          </table:table-cell>
          <table:table-cell office:value-type="string" office:value="Her words hurt me.">
            <text:p>Her words hur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群衆">
            <text:p>群衆</text:p>
          </table:table-cell>
          <table:table-cell office:value-type="string" office:value="ぐんしゅう">
            <text:p>ぐんしゅう</text:p>
          </table:table-cell>
          <table:table-cell office:value-type="string" office:value="masses (of people), crowd">
            <text:p>masses (of people), 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マイクで群衆に話しかけたんだ。">
            <text:p>彼はマイクで群衆に話しかけたんだ。</text:p>
          </table:table-cell>
          <table:table-cell office:value-type="string" office:value="かれ は マイク で ぐんしゅう に はなしかけた ん だ。">
            <text:p>かれ は マイク で ぐんしゅう に はなしかけた ん だ。</text:p>
          </table:table-cell>
          <table:table-cell office:value-type="string" office:value="He spoke to the crowd through a microphone.">
            <text:p>He spoke to the crowd through a micro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こたつ">
            <text:p>こたつ</text:p>
          </table:table-cell>
          <table:table-cell office:value-type="string" office:value="こたつ">
            <text:p>こたつ</text:p>
          </table:table-cell>
          <table:table-cell office:value-type="string" office:value="table with an electric heater and a coverlet">
            <text:p>table with an electric heater and a cover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いのでこたつを出しました。">
            <text:p>寒いのでこたつを出しました。</text:p>
          </table:table-cell>
          <table:table-cell office:value-type="string" office:value="さむい ので こたつ を だしました。">
            <text:p>さむい ので こたつ を だしました。</text:p>
          </table:table-cell>
          <table:table-cell office:value-type="string" office:value="We got out the kotatsu because it was cold.">
            <text:p>We got out the kotatsu because it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沿う">
            <text:p>沿う</text:p>
          </table:table-cell>
          <table:table-cell office:value-type="string" office:value="そう">
            <text:p>そう</text:p>
          </table:table-cell>
          <table:table-cell office:value-type="string" office:value="live up to, go along">
            <text:p>live up to, go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の期待に沿えなくてすみません。">
            <text:p>あなたの期待に沿えなくてすみません。</text:p>
          </table:table-cell>
          <table:table-cell office:value-type="string" office:value="あなた の きたい に そえなくて すみません。">
            <text:p>あなた の きたい に そえなくて すみません。</text:p>
          </table:table-cell>
          <table:table-cell office:value-type="string" office:value="I'm sorry I couldn't live up to your expectation.">
            <text:p>I'm sorry I couldn't live up to your expec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んぱく質">
            <text:p>たんぱく質</text:p>
          </table:table-cell>
          <table:table-cell office:value-type="string" office:value="たんぱくしつ">
            <text:p>たんぱくしつ</text:p>
          </table:table-cell>
          <table:table-cell office:value-type="string" office:value="protein">
            <text:p>prote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たんぱく質は大切な栄養です。">
            <text:p>たんぱく質は大切な栄養です。</text:p>
          </table:table-cell>
          <table:table-cell office:value-type="string" office:value="たんぱくしつ は たいせつな えいよう です。">
            <text:p>たんぱくしつ は たいせつな えいよう です。</text:p>
          </table:table-cell>
          <table:table-cell office:value-type="string" office:value="Protein is an important nutrient.">
            <text:p>Protein is an important nutr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縮まる">
            <text:p>縮まる</text:p>
          </table:table-cell>
          <table:table-cell office:value-type="string" office:value="ちぢまる">
            <text:p>ちぢまる</text:p>
          </table:table-cell>
          <table:table-cell office:value-type="string" office:value="be shortened, be contracted">
            <text:p>be shortened, be contrac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兄との身長の差が縮まった。">
            <text:p>兄との身長の差が縮まった。</text:p>
          </table:table-cell>
          <table:table-cell office:value-type="string" office:value="あに と の しんちょう の さ が ちぢまった。">
            <text:p>あに と の しんちょう の さ が ちぢまった。</text:p>
          </table:table-cell>
          <table:table-cell office:value-type="string" office:value="The height difference between me and my big brother has decreased.">
            <text:p>The height difference between me and my big brother has de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唾">
            <text:p>唾</text:p>
          </table:table-cell>
          <table:table-cell office:value-type="string" office:value="つば">
            <text:p>つば</text:p>
          </table:table-cell>
          <table:table-cell office:value-type="string" office:value="spit, saliva">
            <text:p>spit, saliv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面に唾を吐いたよ。">
            <text:p>彼は地面に唾を吐いたよ。</text:p>
          </table:table-cell>
          <table:table-cell office:value-type="string" office:value="かれ は じめん に つば を はいた よ。">
            <text:p>かれ は じめん に つば を はいた よ。</text:p>
          </table:table-cell>
          <table:table-cell office:value-type="string" office:value="He spat on the ground.">
            <text:p>He spat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眠たい">
            <text:p>眠たい</text:p>
          </table:table-cell>
          <table:table-cell office:value-type="string" office:value="ねむたい">
            <text:p>ねむたい</text:p>
          </table:table-cell>
          <table:table-cell office:value-type="string" office:value="sleepy (casual)">
            <text:p>sleepy (casual)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まだ8時なのに、もう眠たいです。">
            <text:p>まだ8時なのに、もう眠たいです。</text:p>
          </table:table-cell>
          <table:table-cell office:value-type="string" office:value="まだ 8 じ なのに、もう ねむたい です。">
            <text:p>まだ 8 じ なのに、もう ねむたい です。</text:p>
          </table:table-cell>
          <table:table-cell office:value-type="string" office:value="It's still eight o'clock, but I'm already sleepy.">
            <text:p>It's still eight o'clock, but I'm already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ばかばかしい">
            <text:p>ばかばかしい</text:p>
          </table:table-cell>
          <table:table-cell office:value-type="string" office:value="ばかばかしい">
            <text:p>ばかばかしい</text:p>
          </table:table-cell>
          <table:table-cell office:value-type="string" office:value="silly, absurd">
            <text:p>silly, absur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ばかばかしい映画だが面白かった。">
            <text:p>ばかばかしい映画だが面白かった。</text:p>
          </table:table-cell>
          <table:table-cell office:value-type="string" office:value="ばかばかしい えいが だ が おもしろかった。">
            <text:p>ばかばかしい えいが だ が おもしろかった。</text:p>
          </table:table-cell>
          <table:table-cell office:value-type="string" office:value="It was a silly movie, but I enjoyed it.">
            <text:p>It was a silly movie, but I enjoy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な祭り">
            <text:p>ひな祭り</text:p>
          </table:table-cell>
          <table:table-cell office:value-type="string" office:value="ひなまつり">
            <text:p>ひなまつり</text:p>
          </table:table-cell>
          <table:table-cell office:value-type="string" office:value="the Doll Festival">
            <text:p>the Doll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三月三日はひな祭りです。">
            <text:p>三月三日はひな祭りです。</text:p>
          </table:table-cell>
          <table:table-cell office:value-type="string" office:value="さん がつ みっか は ひなまつり です。">
            <text:p>さん がつ みっか は ひなまつり です。</text:p>
          </table:table-cell>
          <table:table-cell office:value-type="string" office:value="March 3rd is the Doll Festival.">
            <text:p>March 3rd is the Doll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行場">
            <text:p>飛行場</text:p>
          </table:table-cell>
          <table:table-cell office:value-type="string" office:value="ひこうじょう">
            <text:p>ひこうじょう</text:p>
          </table:table-cell>
          <table:table-cell office:value-type="string" office:value="airport, airdrome">
            <text:p>airport, airdr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スが飛行場に着きました。">
            <text:p>バスが飛行場に着きました。</text:p>
          </table:table-cell>
          <table:table-cell office:value-type="string" office:value="バス が ひこうじょう に つきました。">
            <text:p>バス が ひこうじょう に つきました。</text:p>
          </table:table-cell>
          <table:table-cell office:value-type="string" office:value="The bus has arrived at the airport.">
            <text:p>The bus has arrived at the air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ェット機">
            <text:p>ジェット機</text:p>
          </table:table-cell>
          <table:table-cell office:value-type="string" office:value="ジェットき">
            <text:p>ジェットき</text:p>
          </table:table-cell>
          <table:table-cell office:value-type="string" office:value="jet airplane">
            <text:p>jet airpl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ジェット機が飛んでいる。">
            <text:p>ジェット機が飛んでいる。</text:p>
          </table:table-cell>
          <table:table-cell office:value-type="string" office:value="ジェット き が とんで いる。">
            <text:p>ジェット き が とんで いる。</text:p>
          </table:table-cell>
          <table:table-cell office:value-type="string" office:value="A jet airplane is flying.">
            <text:p>A jet airplane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田んぼ">
            <text:p>田んぼ</text:p>
          </table:table-cell>
          <table:table-cell office:value-type="string" office:value="たんぼ">
            <text:p>たんぼ</text:p>
          </table:table-cell>
          <table:table-cell office:value-type="string" office:value="rice field">
            <text:p>rice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は田んぼがたくさんあります。">
            <text:p>この辺は田んぼがたくさんあります。</text:p>
          </table:table-cell>
          <table:table-cell office:value-type="string" office:value="この へん は たんぼ が たくさん あります。">
            <text:p>この へん は たんぼ が たくさん あります。</text:p>
          </table:table-cell>
          <table:table-cell office:value-type="string" office:value="There are a lot of rice fields around here.">
            <text:p>There are a lot of rice fields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トーブ">
            <text:p>ストーブ</text:p>
          </table:table-cell>
          <table:table-cell office:value-type="string" office:value="ストーブ">
            <text:p>ストーブ</text:p>
          </table:table-cell>
          <table:table-cell office:value-type="string" office:value="stove">
            <text:p>st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ではまだストーブを使っています。">
            <text:p>うちではまだストーブを使っています。</text:p>
          </table:table-cell>
          <table:table-cell office:value-type="string" office:value="うち で は まだ ストーブ を つかって います。">
            <text:p>うち で は まだ ストーブ を つかって います。</text:p>
          </table:table-cell>
          <table:table-cell office:value-type="string" office:value="We are still using a stove in our house.">
            <text:p>We are still using a stove in our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チュワーデス">
            <text:p>スチュワーデス</text:p>
          </table:table-cell>
          <table:table-cell office:value-type="string" office:value="スチュワーデス">
            <text:p>スチュワーデス</text:p>
          </table:table-cell>
          <table:table-cell office:value-type="string" office:value="flight attendant">
            <text:p>flight attend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スチュワーデスになった。">
            <text:p>彼女はスチュワーデスになった。</text:p>
          </table:table-cell>
          <table:table-cell office:value-type="string" office:value="かのじょ は スチュワーデス に なった。">
            <text:p>かのじょ は スチュワーデス に なった。</text:p>
          </table:table-cell>
          <table:table-cell office:value-type="string" office:value="She's become a flight attendant.">
            <text:p>She's become a flight attend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テープレコーダー">
            <text:p>テープレコーダー</text:p>
          </table:table-cell>
          <table:table-cell office:value-type="string" office:value="テープレコーダー">
            <text:p>テープレコーダー</text:p>
          </table:table-cell>
          <table:table-cell office:value-type="string" office:value="tape recorder">
            <text:p>tape rec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ープレコーダーで自分の声を録音しました。">
            <text:p>テープレコーダーで自分の声を録音しました。</text:p>
          </table:table-cell>
          <table:table-cell office:value-type="string" office:value="テープ レコーダー で じぶん の こえ を ろくおん しました。">
            <text:p>テープ レコーダー で じぶん の こえ を ろくおん しました。</text:p>
          </table:table-cell>
          <table:table-cell office:value-type="string" office:value="I recorded my voice on a tape recorder.">
            <text:p>I recorded my voice on a tape rec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校">
            <text:p>休校</text:p>
          </table:table-cell>
          <table:table-cell office:value-type="string" office:value="きゅうこう">
            <text:p>きゅうこう</text:p>
          </table:table-cell>
          <table:table-cell office:value-type="string" office:value="temporary school closure">
            <text:p>temporary school cl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は今週は休校です。">
            <text:p>学校は今週は休校です。</text:p>
          </table:table-cell>
          <table:table-cell office:value-type="string" office:value="がっこう は こんしゅう は きゅうこう です。">
            <text:p>がっこう は こんしゅう は きゅうこう です。</text:p>
          </table:table-cell>
          <table:table-cell office:value-type="string" office:value="School is closed this week.">
            <text:p>School is closed this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締まる">
            <text:p>取り締まる</text:p>
          </table:table-cell>
          <table:table-cell office:value-type="string" office:value="とりしまる">
            <text:p>とりしまる</text:p>
          </table:table-cell>
          <table:table-cell office:value-type="string" office:value="control, crack down">
            <text:p>control, crack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察が飲酒運転を取り締まっていますよ。">
            <text:p>警察が飲酒運転を取り締まっていますよ。</text:p>
          </table:table-cell>
          <table:table-cell office:value-type="string" office:value="けいさつ が いんしゅ うんてん を とりしまって います よ。">
            <text:p>けいさつ が いんしゅ うんてん を とりしまって います よ。</text:p>
          </table:table-cell>
          <table:table-cell office:value-type="string" office:value="The police are cracking down on drunk driving.">
            <text:p>The police are cracking down on drunk dri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緩む">
            <text:p>緩む</text:p>
          </table:table-cell>
          <table:table-cell office:value-type="string" office:value="ゆるむ">
            <text:p>ゆるむ</text:p>
          </table:table-cell>
          <table:table-cell office:value-type="string" office:value="come loose, be off-guard">
            <text:p>come loose, be off-guar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気が緩んでいます。">
            <text:p>彼は気が緩んでいます。</text:p>
          </table:table-cell>
          <table:table-cell office:value-type="string" office:value="かれ は き が ゆるんで います。">
            <text:p>かれ は き が ゆるんで います。</text:p>
          </table:table-cell>
          <table:table-cell office:value-type="string" office:value="He's off-guard.">
            <text:p>He's off-gu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乱す">
            <text:p>乱す</text:p>
          </table:table-cell>
          <table:table-cell office:value-type="string" office:value="みだす">
            <text:p>みだす</text:p>
          </table:table-cell>
          <table:table-cell office:value-type="string" office:value="throw (something) into disorder, corrupt (something)">
            <text:p>throw (something) into disorder, corrup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風紀を乱している。">
            <text:p>彼は風紀を乱している。</text:p>
          </table:table-cell>
          <table:table-cell office:value-type="string" office:value="かれ は ふうき を みだして いる。">
            <text:p>かれ は ふうき を みだして いる。</text:p>
          </table:table-cell>
          <table:table-cell office:value-type="string" office:value="He's corrupting public morals.">
            <text:p>He's corrupting public mor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感">
            <text:p>反感</text:p>
          </table:table-cell>
          <table:table-cell office:value-type="string" office:value="はんかん">
            <text:p>はんかん</text:p>
          </table:table-cell>
          <table:table-cell office:value-type="string" office:value="antipathy">
            <text:p>antipat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たちは彼の言動に反感をもった。">
            <text:p>俺たちは彼の言動に反感をもった。</text:p>
          </table:table-cell>
          <table:table-cell office:value-type="string" office:value="おれ たち は かれ の げんどう に はんかん を もった。">
            <text:p>おれ たち は かれ の げんどう に はんかん を もった。</text:p>
          </table:table-cell>
          <table:table-cell office:value-type="string" office:value="We felt antipathy toward his conduct.">
            <text:p>We felt antipathy towar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感">
            <text:p>反感</text:p>
          </table:table-cell>
          <table:table-cell office:value-type="string" office:value="はんかん">
            <text:p>はんかん</text:p>
          </table:table-cell>
          <table:table-cell office:value-type="string" office:value="antipathy">
            <text:p>antipat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たちは彼の言動に反感をもった。">
            <text:p>俺たちは彼の言動に反感をもった。</text:p>
          </table:table-cell>
          <table:table-cell office:value-type="string" office:value="おれ たち は かれ の げんどう に はんかん を もった。">
            <text:p>おれ たち は かれ の げんどう に はんかん を もった。</text:p>
          </table:table-cell>
          <table:table-cell office:value-type="string" office:value="We felt antipathy toward his conduct.">
            <text:p>We felt antipathy towar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